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80000001FCB90A74F.png"/>
  <manifest:file-entry manifest:media-type="image/png" manifest:full-path="Pictures/100002010000011800000052F1137D3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list-style-name="L2">
      <style:text-properties fo:font-style="normal" style:font-style-asian="normal" style:font-style-complex="normal"/>
    </style:style>
    <style:style style:name="P7" style:family="paragraph" style:parent-style-name="ENS_5f_default" style:list-style-name="L3">
      <style:text-properties fo:font-style="normal" style:font-style-asian="normal" style:font-style-complex="normal"/>
    </style:style>
    <style:style style:name="P8" style:family="paragraph" style:parent-style-name="ENS_5f_default" style:list-style-name="L3"/>
    <style:style style:name="P9" style:family="paragraph" style:parent-style-name="ENS_5f_default" style:list-style-name="L3">
      <style:text-properties style:font-name="courier new" fo:font-size="10.5pt" fo:font-style="normal" style:font-size-asian="10.5pt" style:font-style-asian="normal" style:font-size-complex="10.5pt" style:font-style-complex="normal"/>
    </style:style>
    <style:style style:name="P10" style:family="paragraph" style:parent-style-name="ENS_5f_default" style:list-style-name="L4"/>
    <style:style style:name="P11" style:family="paragraph" style:parent-style-name="ENS_5f_default" style:list-style-name="L4">
      <style:text-properties style:font-name="Courier New"/>
    </style:style>
    <style:style style:name="P12" style:family="paragraph" style:parent-style-name="ENS_5f_Titre_20_exercice" style:list-style-name="L1">
      <style:text-properties fo:font-weight="normal" style:font-weight-asian="normal" style:font-weight-complex="normal"/>
    </style:style>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italic" style:font-style-asian="italic" style:font-style-complex="italic"/>
    </style:style>
    <style:style style:name="T5" style:family="text">
      <style:text-properties style:font-name="Courier New"/>
    </style:style>
    <style:style style:name="T6"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TP 2 – Structure d’un projet Grails / Écriture de classes du domaine</text:p>
      <text:p text:style-name="ENS_5f_default"/>
      <text:p text:style-name="P3"><text:s/>Nous allons <text:s/>étudier les différentes <text:s/>étapes du développement d’une application web avec Grails. Ces <text:s/>étapes <text:s/>étant dépendantes, il est indispensable qu’une feuille de TP soit entièrement réalisée avant de passer à la suivante.</text:p>
      <text:p text:style-name="ENS_5f_Titre_20_exercice"/>
      <text:p text:style-name="ENS_5f_Titre_20_exercice">Préliminaires</text:p>
      <text:list xml:id="list5351184071669990257" text:style-name="L1">
        <text:list-item>
          <text:p text:style-name="P12">Lancez l'IDE et ouvrez le projet FriendsOfMine.</text:p>
        </text:list-item>
        <text:list-item>
          <text:p text:style-name="P12">Dans le fichier BuildConfig.groovy situé dans le dossier «grails-app/conf », ajoutez dans le bloc « dependencies » le ligne suivante :</text:p>
          <text:p text:style-name="P12"><text:span text:style-name="T5">compile "cglib:cglib:2.2" </text:span><text:s text:c="2"/></text:p>
        </text:list-item>
      </text:list>
      <text:p text:style-name="ENS_5f_Titre_20_exercice"/>
      <text:p text:style-name="ENS_5f_Titre_20_exercice">1 – Gestion de relation de type to-one et to many entre Activite et Utilisateur</text:p>
      <text:p text:style-name="P5"/>
      <text:p text:style-name="P4">Chaque activité est <text:s/>gérée par un responsable qui doit être spécifié à la création d'une activité.</text:p>
      <text:list xml:id="list5047181837162918752" text:style-name="L2">
        <text:list-item>
          <text:p text:style-name="P6">Modifiez le contenu du fichier ActiviteSpec.groovy pour qu'il soit identique au contenu disponible ici : <text:a xlink:type="simple" xlink:href="https://gist.github.com/FranckSilvestre/a4256628be527531ba1d">https://gist.github.com/FranckSilvestre/a4256628be527531ba1d</text:a> </text:p>
        </text:list-item>
        <text:list-item>
          <text:p text:style-name="P6">Lancez les tests et constatez que certains tests ne passent plus.</text:p>
        </text:list-item>
        <text:list-item>
          <text:p text:style-name="P6">Modifiez le contenu de la classe Activite pour que les tests passent de nouveau.</text:p>
        </text:list-item>
        <text:list-item>
          <text:p text:style-name="P6">Modifiez le contenu du fichier UtilisateurSpec.groovy pour qu'il soit identique au contenu disponible ici :</text:p>
          <text:p text:style-name="P6"><text:a xlink:type="simple" xlink:href="https://gist.github.com/FranckSilvestre/2de85b2c32dd4e2701c5">https://gist.github.com/FranckSilvestre/2de85b2c32dd4e2701c5</text:a> </text:p>
        </text:list-item>
        <text:list-item>
          <text:p text:style-name="P6">Lancez les tests et constatez que certains tests ne passent plus.</text:p>
        </text:list-item>
        <text:list-item>
          <text:p text:style-name="P6">Modifiez le contenu de la classe Utilisateur pour expliciter la relation to-many de Utilisateur vers Activite de telle sorte que les tests passent de nouveau</text:p>
        </text:list-item>
      </text:list>
      <text:p text:style-name="ENS_5f_default"/>
      <text:p text:style-name="ENS_5f_Titre_20_exercice">2 - <text:s/>Création du service ActiviteService</text:p>
      <text:p text:style-name="ENS_5f_default"/>
      <text:p text:style-name="ENS_5f_default">Une pratique recommandée en conception d'application Java EE est d'exposer les fonctions métier dans une classe de service. Grails favorise ce principe de conception en facilitant la création se classe de service ; dans une classe de service, les méthodes s'exécutent par défaut dans le contexte d'une <text:s/>transaction.</text:p>
      <text:p text:style-name="ENS_5f_default"/>
      <text:list xml:id="list8901887472257316647" text:style-name="L3">
        <text:list-item>
          <text:p text:style-name="P8">Créez la classe de servce « friendsofmine.ActiviteService » (cliquez droit sur le projet puis <text:span text:style-name="T4">New &gt; Grails Service</text:span>). Il est important de spécifier le nom qualifié de la classe afin que Grails génère le package dans lequel la classe sera créée.</text:p>
        </text:list-item>
        <text:list-item>
          <text:p text:style-name="P8">Explorez le contenu de la console afin d'identifier : quel est le script Grails qui a été invoqué par l'IDE pour générer cette classe ; quels sont les fichiers qui ont été créés par le script.<text:line-break/>Les services en charge des accès aux bases de données sont souvent testés à l'aide de tests d'intégration.</text:p>
        </text:list-item>
        <text:list-item>
          <text:p text:style-name="P7">Supprimez la classe de test ActiviteServiceSpec et créez la classe de <text:s/>test d'intégration friendsofmine.ActiviteServiceIntegrationTest : cliquez droit sur le projet <text:soft-page-break/>puis Grails &gt; Run Target et utilisez la commande </text:p>
          <text:p text:style-name="P9">create-integration-test friendsofmine.ActiviteServiceIntegrationTest</text:p>
          <text:p text:style-name="P8">Modifiez le contenu de la nouvelle classe de test pour qu'elle <text:span text:style-name="T6">soit identique au contenu disponible ici :</text:span></text:p>
          <text:p text:style-name="P7"><text:a xlink:type="simple" xlink:href="https://gist.github.com/FranckSilvestre/38498c89b755f1eb3a03">https://gist.github.com/FranckSilvestre/38498c89b755f1eb3a03</text:a> </text:p>
        </text:list-item>
        <text:list-item>
          <text:p text:style-name="P7">Modifiez la classe ActiviteService pour que les tests de la classe ActiviteServiceIntegrationSpec passent.</text:p>
        </text:list-item>
        <text:list-item>
          <text:p text:style-name="P7">Générez les vues et le contrôleur associés à la classe Activite. <text:line-break/>Lancez l'application et vérifiez que vous pouvez effectivement créer des activités en utilisant l'application.</text:p>
          <text:p text:style-name="P7">Modifiez la classe ActiviteControllerSpec afin que tous les tests décrits dans cette classe passent.</text:p>
        </text:list-item>
        <text:list-item>
          <text:p text:style-name="P7">Modifier la classe <text:s/>ActiviteController et éventuellement la classe ActiviteService pour que l'insertion, la modification ou la suppression d'une activité se fasse en utilisant le service ActiviteService. </text:p>
        </text:list-item>
      </text:list>
      <text:p text:style-name="ENS_5f_default"/>
      <text:p text:style-name="ENS_5f_Titre_20_exercice">3 - <text:s/>Réflexions sur le SQL généré par Hibernate</text:p>
      <text:p text:style-name="ENS_5f_default"/>
      <text:p text:style-name="ENS_5f_default">Nous allons à présent observer le Sql généré par Hibernate dans le cas de l'ajout d'une activité.</text:p>
      <text:list xml:id="list1026816860488517841" text:style-name="L4">
        <text:list-item>
          <text:p text:style-name="P10">Dans le fichier DataSource.groovy, ajoutez la ligne suivante dans les blocs « datasource » des environnements « developement » et « test » :</text:p>
          <text:p text:style-name="P11">loggingSql = true</text:p>
        </text:list-item>
        <text:list-item>
          <text:p text:style-name="P10">Relancez l'application et observez le contenu de la console : la console affiche maintenant le Sql généré par Hibernate pour chaque requête.</text:p>
        </text:list-item>
        <text:list-item>
          <text:p text:style-name="P10">Ajoutez quelques activités dans l'application et observez les requêtes générées. Vous pouvez faire un « clear » de la console à période régulière afin de pouvoir observer plus facilement le Sql pour une action particulière.<text:line-break/>Combien de requêtes son générées pour l'ajout d'une activité en base ? Des requêtes vous paraissent-elles « inutiles » ? Pouvez vous cependant expliquer leur présence (on pourra chercher le type concret utilisé par Gorm/Hibernate pour stocker les activités d'un utilisateur) ? Quel morale tirer de <text:s/>ce constat ?</text:p>
        </text:list-item>
        <text:list-item>
          <text:p text:style-name="P10">En synthèse, vous êtes invités à lire (en dehors du TP) cet article de Burt Beckwith qui a été longtemps un contributeur majeur de Grails :</text:p>
          <text:p text:style-name="P10">http://burtbeckwith.com/blog/?p=1029</text:p>
        </text:list-item>
      </text:list>
      <text:p text:style-name="ENS_5f_default"/>
      <text:p text:style-name="ENS_5f_Titre_20_exercice">4 - <text:s/>La classe Inscription</text:p>
      <text:p text:style-name="ENS_5f_default"/>
      <text:p text:style-name="ENS_5f_default"/>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1 Info DL </text:p>
            </table:table-cell>
          </table:table-row>
          <table:table-row>
            <table:covered-table-cell/>
            <table:table-cell table:style-name="Table2.B2" office:value-type="string">
              <text:p text:style-name="MP1">Développement d’Applications Réparties avec J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21:16</meta:creation-date>
    <meta:editing-duration>PT13H51M28S</meta:editing-duration>
    <meta:editing-cycles>84</meta:editing-cycles>
    <meta:generator>OpenOffice/4.0.1$Unix OpenOffice.org_project/401m5$Build-9714</meta:generator>
    <meta:initial-creator>Franck Silvestre</meta:initial-creator>
    <dc:date>2015-03-20T09:26:59</dc:date>
    <dc:creator>Franck Silvestre</dc:creator>
    <meta:document-statistic meta:table-count="1" meta:image-count="2" meta:object-count="0" meta:page-count="2" meta:paragraph-count="39" meta:word-count="716" meta:character-count="4737"/>
  </office:meta>
</office:document-meta>
</file>